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Michele Maione</meta:initial-creator>
    <meta:creation-date>2020-03-08T16:20:33.239000000</meta:creation-date>
    <meta:generator>LibreOffice/6.3.4.2$Windows_X86_64 LibreOffice_project/60da17e045e08f1793c57c00ba83cdfce946d0aa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